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4.072cm"/>
    </style:style>
    <style:style style:name="gr2" style:family="graphic" style:parent-style-name="standard">
      <style:graphic-properties draw:fill="solid" draw:fill-color="#ffcc00" draw:textarea-horizontal-align="justify" draw:textarea-vertical-align="middle" draw:auto-grow-height="false" fo:min-height="2.163cm" fo:min-width="4.07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163cm" fo:min-width="2.929cm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3.755cm"/>
    </style:style>
    <style:style style:name="gr6" style:family="graphic" style:parent-style-name="standard">
      <style:graphic-properties draw:textarea-horizontal-align="justify" draw:textarea-vertical-align="middle" draw:auto-grow-height="false" fo:min-height="2.163cm" fo:min-width="2.97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00"/>
      <style:paragraph-properties fo:text-align="center"/>
    </style:style>
    <style:style style:name="T1" style:family="text">
      <style:text-properties style:text-line-through-style="solid" style:text-line-through-type="singl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72cm" svg:height="2.413cm" svg:x="12.199cm" svg:y="6.731cm">
          <text:p text:style-name="P1">Engineering</text:p>
          <text:p text:style-name="P1"><text:span text:style-name="T1">escape po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572cm" svg:height="2.413cm" svg:x="12.199cm" svg:y="14.227cm">
          <text:p text:style-name="P1">Hull Breach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572cm" svg:height="2.413cm" svg:x="12.199cm" svg:y="18.348cm">
          <text:p text:style-name="P1">Arcade</text:p>
          <text:p text:style-name="P1"><text:span text:style-name="T2">food 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572cm" svg:height="2.413cm" svg:x="1.286cm" svg:y="18.348cm">
          <text:p text:style-name="P1">Warp Drive</text:p>
          <text:p text:style-name="P1">Maintenance</text:p>
          <text:p text:style-name="P1"><text:span text:style-name="T2">san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572cm" svg:height="2.413cm" svg:x="1.286cm" svg:y="13.858cm">
          <text:p text:style-name="P1">Holodeck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572cm" svg:height="2.413cm" svg:x="1.286cm" svg:y="10.429cm">
          <text:p text:style-name="P1">Kitchen</text:p>
          <text:p text:style-name="P1"><text:span text:style-name="T1">infinite loo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485cm" svg:y1="9.144cm" svg:x2="14.485cm" svg:y2="14.227cm" draw:start-shape="id1" draw:start-glue-point="2" draw:end-shape="id2" draw:end-glue-point="0" svg:d="M14485 9144v5083" svg:viewBox="0 0 1 5084">
          <text:p/>
        </draw:connector>
        <draw:connector draw:style-name="gr3" draw:text-style-name="P1" draw:layer="layout" svg:x1="14.485cm" svg:y1="16.64cm" svg:x2="14.485cm" svg:y2="18.348cm" draw:start-shape="id2" draw:end-shape="id3" svg:d="M14485 16640v1708" svg:viewBox="0 0 1 1709">
          <text:p/>
        </draw:connector>
        <draw:connector draw:style-name="gr3" draw:text-style-name="P1" draw:layer="layout" svg:x1="12.199cm" svg:y1="19.554cm" svg:x2="5.858cm" svg:y2="19.554cm" draw:start-shape="id3" draw:start-glue-point="3" draw:end-shape="id4" draw:end-glue-point="1" svg:d="M12199 19554h-6341" svg:viewBox="0 0 6342 1">
          <text:p/>
        </draw:connector>
        <draw:connector draw:style-name="gr3" draw:text-style-name="P1" draw:layer="layout" svg:x1="3.572cm" svg:y1="18.348cm" svg:x2="3.572cm" svg:y2="16.271cm" draw:start-shape="id4" draw:start-glue-point="0" draw:end-shape="id5" draw:end-glue-point="2" svg:d="M3572 18348v-2077" svg:viewBox="0 0 1 2078">
          <text:p/>
        </draw:connector>
        <draw:connector draw:style-name="gr3" draw:text-style-name="P1" draw:layer="layout" svg:x1="3.572cm" svg:y1="13.858cm" svg:x2="3.572cm" svg:y2="12.842cm" draw:start-shape="id5" draw:start-glue-point="0" draw:end-shape="id6" draw:end-glue-point="2" svg:d="M3572 13858v-1016" svg:viewBox="0 0 1 1017">
          <text:p/>
        </draw:connector>
        <draw:custom-shape draw:style-name="gr4" draw:text-style-name="P1" xml:id="id7" draw:id="id7" draw:layer="layout" svg:width="3.429cm" svg:height="2.413cm" svg:x="7.319cm" svg:y="10.429cm">
          <text:p text:style-name="P1">Passages</text:p>
          <text:p text:style-name="P1"><text:span text:style-name="T2">astrolab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858cm" svg:y1="11.635cm" svg:x2="7.319cm" svg:y2="11.635cm" draw:start-shape="id6" draw:start-glue-point="1" draw:end-shape="id7" draw:end-glue-point="3" svg:d="M5858 11635h1461" svg:viewBox="0 0 1462 1">
          <text:p/>
        </draw:connector>
        <draw:connector draw:style-name="gr3" draw:text-style-name="P1" draw:layer="layout" svg:x1="16.771cm" svg:y1="15.433cm" svg:x2="18.399cm" svg:y2="15.433cm" draw:start-shape="id2" draw:start-glue-point="1" draw:end-shape="id8" draw:end-glue-point="3" svg:d="M16771 15433h1628" svg:viewBox="0 0 1629 1">
          <text:p/>
        </draw:connector>
        <draw:connector draw:style-name="gr3" draw:text-style-name="P1" draw:layer="layout" svg:x1="16.771cm" svg:y1="7.937cm" svg:x2="18.291cm" svg:y2="7.937cm" draw:start-shape="id1" draw:start-glue-point="1" draw:end-shape="id9" svg:d="M16771 7937h1520" svg:viewBox="0 0 1521 1">
          <text:p/>
        </draw:connector>
        <draw:connector draw:style-name="gr3" draw:text-style-name="P1" draw:layer="layout" svg:x1="12.199cm" svg:y1="7.937cm" svg:x2="10.748cm" svg:y2="7.937cm" draw:start-shape="id1" draw:start-glue-point="3" draw:end-shape="id10" draw:end-glue-point="1" svg:d="M12199 7937h-1451" svg:viewBox="0 0 1452 1">
          <text:p/>
        </draw:connector>
        <draw:custom-shape draw:style-name="gr1" draw:text-style-name="P1" xml:id="id8" draw:id="id8" draw:layer="layout" svg:width="4.572cm" svg:height="2.413cm" svg:x="18.399cm" svg:y="14.227cm">
          <text:p text:style-name="P1">Corridor</text:p>
          <text:p text:style-name="P1"><text:span text:style-name="T2">cak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971cm" svg:y1="15.433cm" svg:x2="24.495cm" svg:y2="15.433cm" draw:start-shape="id8" draw:start-glue-point="1" draw:end-shape="id11" draw:end-glue-point="3" svg:d="M22971 15433h1524" svg:viewBox="0 0 1525 1">
          <text:p/>
        </draw:connector>
        <draw:connector draw:style-name="gr3" draw:text-style-name="P1" draw:layer="layout" svg:x1="20.685cm" svg:y1="16.64cm" svg:x2="20.685cm" svg:y2="25.143cm" draw:start-shape="id8" draw:start-glue-point="2" draw:end-shape="id12" svg:d="M20685 16640v8503" svg:viewBox="0 0 1 8504">
          <text:p/>
        </draw:connector>
        <draw:custom-shape draw:style-name="gr5" draw:text-style-name="P1" xml:id="id11" draw:id="id11" draw:layer="layout" svg:width="4.255cm" svg:height="2.413cm" svg:x="24.495cm" svg:y="14.227cm">
          <text:p text:style-name="P1">Gift Wrapping</text:p>
          <text:p text:style-name="P1">Center</text:p>
          <text:p text:style-name="P1"><text:span text:style-name="T1">phot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8.75cm" svg:y1="15.433cm" svg:x2="29.956cm" svg:y2="15.433cm" draw:start-shape="id11" draw:end-shape="id13" svg:d="M28750 15433h1206" svg:viewBox="0 0 1207 1">
          <text:p/>
        </draw:connector>
        <draw:custom-shape draw:style-name="gr1" draw:text-style-name="P1" xml:id="id13" draw:id="id13" draw:layer="layout" svg:width="4.572cm" svg:height="2.413cm" svg:x="29.956cm" svg:y="14.227cm">
          <text:p text:style-name="P1">Observatory</text:p>
          <text:p text:style-name="P1"><text:span text:style-name="T1">giant electromagne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4.528cm" svg:y1="15.433cm" svg:x2="35.925cm" svg:y2="15.433cm" draw:start-shape="id13" draw:start-glue-point="1" draw:end-shape="id14" draw:end-glue-point="3" svg:d="M34528 15433h1397" svg:viewBox="0 0 1398 1">
          <text:p/>
        </draw:connector>
        <draw:custom-shape draw:style-name="gr1" draw:text-style-name="P1" xml:id="id14" draw:id="id14" draw:layer="layout" svg:width="4.572cm" svg:height="2.413cm" svg:x="35.925cm" svg:y="14.227cm">
          <text:p text:style-name="P1">Security</text:p>
          <text:p text:style-name="P1">Checkpoi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8.211cm" svg:y1="16.64cm" svg:x2="38.211cm" svg:y2="18.348cm" draw:start-shape="id14" draw:start-glue-point="2" draw:end-shape="id15" svg:d="M38211 16640v1708" svg:viewBox="0 0 1 1709">
          <text:p/>
        </draw:connector>
        <draw:custom-shape draw:style-name="gr1" draw:text-style-name="P1" xml:id="id15" draw:id="id15" draw:layer="layout" svg:width="4.572cm" svg:height="2.413cm" svg:x="35.925cm" svg:y="18.348cm">
          <text:p text:style-name="P1">Pressure-</text:p>
          <text:p text:style-name="P1">Sensitive</text:p>
          <text:p text:style-name="P1">Floor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572cm" svg:height="2.413cm" svg:x="18.399cm" svg:y="25.143cm">
          <text:p text:style-name="P1">Hallway</text:p>
          <text:p text:style-name="P1"><text:span text:style-name="T2">weather machin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971cm" svg:y1="26.349cm" svg:x2="24.812cm" svg:y2="26.349cm" draw:start-shape="id12" draw:start-glue-point="1" draw:end-shape="id16" draw:end-glue-point="3" svg:d="M22971 26349h1841" svg:viewBox="0 0 1842 1">
          <text:p/>
        </draw:connector>
        <draw:connector draw:style-name="gr3" draw:text-style-name="P1" draw:layer="layout" svg:x1="18.399cm" svg:y1="26.349cm" svg:x2="16.771cm" svg:y2="26.349cm" draw:start-shape="id12" draw:start-glue-point="3" draw:end-shape="id17" svg:d="M18399 26349h-1628" svg:viewBox="0 0 1629 1">
          <text:p/>
        </draw:connector>
        <draw:custom-shape draw:style-name="gr1" draw:text-style-name="P1" xml:id="id16" draw:id="id16" draw:layer="layout" svg:width="4.572cm" svg:height="2.413cm" svg:x="24.812cm" svg:y="25.143cm">
          <text:p text:style-name="P1">Stab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" draw:id="id17" draw:layer="layout" svg:width="4.572cm" svg:height="2.413cm" svg:x="12.199cm" svg:y="25.143cm">
          <text:p text:style-name="P1">Science Lab</text:p>
          <text:p text:style-name="P1"><text:span text:style-name="T2">orna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.199cm" svg:y1="26.349cm" svg:x2="5.858cm" svg:y2="26.349cm" draw:start-shape="id17" draw:start-glue-point="3" draw:end-shape="id18" svg:d="M12199 26349h-6341" svg:viewBox="0 0 6342 1">
          <text:p/>
        </draw:connector>
        <draw:custom-shape draw:style-name="gr1" draw:text-style-name="P1" xml:id="id18" draw:id="id18" draw:layer="layout" svg:width="4.572cm" svg:height="2.413cm" svg:x="1.286cm" svg:y="25.143cm">
          <text:p text:style-name="P1">Crew Quarters</text:p>
          <text:p text:style-name="P1"><text:span text:style-name="T2">j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572cm" svg:height="2.413cm" svg:x="18.399cm" svg:y="14.227cm">
          <text:p text:style-name="P1">Corridor</text:p>
          <text:p text:style-name="P1"><text:span text:style-name="T2">cak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3.474cm" svg:height="2.413cm" svg:x="7.274cm" svg:y="6.731cm">
          <text:p text:style-name="P1">Hot</text:p>
          <text:p text:style-name="P1">Chocolate</text:p>
          <text:p text:style-name="P1">Fountain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572cm" svg:height="2.413cm" svg:x="18.291cm" svg:y="6.731cm">
          <text:p text:style-name="P1">Navigation</text:p>
          <text:p text:style-name="P1"><text:span text:style-name="T2">coi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863cm" svg:y1="7.937cm" svg:x2="24.749cm" svg:y2="7.937cm" draw:start-shape="id9" draw:end-shape="id19" draw:end-glue-point="3" svg:d="M22863 7937h1886" svg:viewBox="0 0 1887 1">
          <text:p/>
        </draw:connector>
        <draw:custom-shape draw:style-name="gr1" draw:text-style-name="P1" xml:id="id19" draw:id="id19" draw:layer="layout" svg:width="4.572cm" svg:height="2.413cm" svg:x="24.749cm" svg:y="6.731cm">
          <text:p text:style-name="P1">Storage</text:p>
          <text:p text:style-name="P1"><text:span text:style-name="T1">molten lav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7.035cm" svg:y1="6.731cm" svg:x2="27.035cm" svg:y2="5.191cm" draw:start-shape="id19" draw:end-shape="id20" svg:d="M27035 6731v-1540" svg:viewBox="0 0 1 1541">
          <text:p/>
        </draw:connector>
        <draw:custom-shape draw:style-name="gr1" draw:text-style-name="P1" xml:id="id20" draw:id="id20" draw:layer="layout" svg:width="4.572cm" svg:height="2.413cm" svg:x="24.749cm" svg:y="2.778cm">
          <text:p text:style-name="P1">Sick Ba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30T01:46:13.707955125</meta:creation-date>
    <dc:date>2019-12-30T02:59:57.464565155</dc:date>
    <meta:editing-duration>PT1H3M32S</meta:editing-duration>
    <meta:editing-cycles>7</meta:editing-cycles>
    <meta:generator>LibreOffice/6.2.8.2$Linux_X86_64 LibreOffice_project/20$Build-2</meta:generator>
    <meta:document-statistic meta:object-count="40"/>
  </office:meta>
</office:document-meta>
</file>